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075d2a" officeooo:paragraph-rsid="00075d2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2pt" fo:font-weight="normal" officeooo:rsid="00075d2a" officeooo:paragraph-rsid="00075d2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ÍA</text:p>
      <text:p text:style-name="P1"/>
      <text:p text:style-name="P2"><text:a xlink:type="simple" xlink:href="https://es.wikipedia.org/wiki/Sistema_de_tiempo_real" text:style-name="Internet_20_link" text:visited-style-name="Visited_20_Internet_20_Link">https://es.wikipedia.org/wiki/Sistema_de_tiempo_real</text:a></text:p>
      <text:p text:style-name="P2">Libro: Distributed real-time systems. Theory and practice</text:p>
      <text:p text:style-name="P2"><text:a xlink:type="simple" xlink:href="https://www.freertos.org/2020/09/micro-ros-on-freertos.html" text:style-name="Internet_20_link" text:visited-style-name="Visited_20_Internet_20_Link">https://www.freertos.org/2020/09/micro-ros-on-freertos.html</text:a></text:p>
      <text:p text:style-name="P2"><text:a xlink:type="simple" xlink:href="https://es.wikipedia.org/wiki/Robot_Operating_System" text:style-name="Internet_20_link" text:visited-style-name="Visited_20_Internet_20_Link">https://es.wikipedia.org/wiki/Robot_Operating_System</text:a></text:p>
      <text:p text:style-name="P2"><text:a xlink:type="simple" xlink:href="https://openwebinars.net/blog/que-es-ros/" text:style-name="Internet_20_link" text:visited-style-name="Visited_20_Internet_20_Link">https://openwebinars.net/blog/que-es-ros/</text:a></text:p>
      <text:p text:style-name="P2"><text:a xlink:type="simple" xlink:href="https://www.ros.org/history/" text:style-name="Internet_20_link" text:visited-style-name="Visited_20_Internet_20_Link">https://www.ros.org/history/</text:a></text:p>
      <text:p text:style-name="P2"><text:a xlink:type="simple" xlink:href="http://docs.ros.org/en/rolling/" text:style-name="Internet_20_link" text:visited-style-name="Visited_20_Internet_20_Link">http://docs.ros.org/en/rolling/</text:a></text:p>
      <text:p text:style-name="P2"><text:a xlink:type="simple" xlink:href="https://docs.ros.org/en/foxy/Releases.html" text:style-name="Internet_20_link" text:visited-style-name="Visited_20_Internet_20_Link">https://docs.ros.org/en/foxy/Releases.html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1:16:23.877996570</meta:creation-date>
    <dc:date>2021-09-29T08:38:47.863552257</dc:date>
    <meta:editing-duration>PT15H10M5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5" meta:character-count="374" meta:non-whitespace-character-count="368"/>
  </office:meta>
</office:document-meta>
</file>